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M Mono 8" svg:font-family="'LM Mono 8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justify" style:justify-single-word="false"/>
      <style:text-properties fo:font-size="8pt" officeooo:paragraph-rsid="0014cbb5" style:font-size-asian="8pt" style:font-size-complex="8pt"/>
    </style:style>
    <style:style style:name="P2" style:family="paragraph" style:parent-style-name="Text_20_body">
      <style:paragraph-properties fo:text-align="center" style:justify-single-word="false"/>
      <style:text-properties officeooo:rsid="0014d464" officeooo:paragraph-rsid="0020159c"/>
    </style:style>
    <style:style style:name="P3" style:family="paragraph" style:parent-style-name="Title">
      <style:text-properties officeooo:rsid="0014d464" officeooo:paragraph-rsid="0020159c"/>
    </style:style>
    <style:style style:name="P4" style:family="paragraph" style:parent-style-name="Text_20_body" style:list-style-name="L1">
      <style:text-properties officeooo:rsid="0016781b" officeooo:paragraph-rsid="0020159c"/>
    </style:style>
    <style:style style:name="P5" style:family="paragraph" style:parent-style-name="Text_20_body" style:list-style-name="L1">
      <style:text-properties officeooo:rsid="00275f9e" officeooo:paragraph-rsid="00275f9e"/>
    </style:style>
    <style:style style:name="P6" style:family="paragraph" style:parent-style-name="Text_20_body" style:list-style-name="L1">
      <style:text-properties style:font-name="LM Mono 8" fo:font-weight="bold" officeooo:rsid="00275f9e" officeooo:paragraph-rsid="00275f9e" style:font-weight-asian="bold" style:font-weight-complex="bold"/>
    </style:style>
    <style:style style:name="P7" style:family="paragraph" style:parent-style-name="Text_20_body" style:list-style-name="L1">
      <style:text-properties style:font-name="LM Mono 8" fo:font-weight="bold" officeooo:rsid="00243261" officeooo:paragraph-rsid="00243261" style:font-weight-asian="bold" style:font-weight-complex="bold"/>
    </style:style>
    <style:style style:name="P8" style:family="paragraph" style:parent-style-name="Text_20_body" style:list-style-name="L2">
      <style:text-properties style:font-name="LM Mono 8" fo:font-weight="bold" officeooo:rsid="00240020" officeooo:paragraph-rsid="00243261" style:font-weight-asian="bold" style:font-weight-complex="bold"/>
    </style:style>
    <style:style style:name="P9" style:family="paragraph" style:parent-style-name="Text_20_body" style:list-style-name="L3">
      <style:text-properties style:font-name="LM Mono 8" fo:font-weight="bold" officeooo:rsid="00240020" officeooo:paragraph-rsid="00243261" style:font-weight-asian="bold" style:font-weight-complex="bold"/>
    </style:style>
    <style:style style:name="P10" style:family="paragraph" style:parent-style-name="Text_20_body" style:list-style-name="L4">
      <style:text-properties style:font-name="LM Mono 8" fo:font-weight="bold" officeooo:rsid="002619fb" officeooo:paragraph-rsid="002619fb" style:font-weight-asian="bold" style:font-weight-complex="bold"/>
    </style:style>
    <style:style style:name="P11" style:family="paragraph" style:parent-style-name="Text_20_body" style:list-style-name="L1">
      <style:text-properties style:font-name="LM Mono 8" fo:font-weight="bold" officeooo:rsid="002619fb" officeooo:paragraph-rsid="002619fb" style:font-weight-asian="bold" style:font-weight-complex="bold"/>
    </style:style>
    <style:style style:name="P12" style:family="paragraph" style:parent-style-name="Text_20_body" style:list-style-name="L1">
      <style:paragraph-properties fo:line-height="100%"/>
      <style:text-properties style:font-name="LM Mono 8" fo:font-weight="bold" officeooo:rsid="0028c18b" officeooo:paragraph-rsid="0028c18b" style:font-weight-asian="bold" style:font-weight-complex="bold"/>
    </style:style>
    <style:style style:name="P13" style:family="paragraph" style:parent-style-name="Text_20_body" style:list-style-name="L1">
      <style:text-properties officeooo:rsid="00173523" officeooo:paragraph-rsid="0020159c"/>
    </style:style>
    <style:style style:name="P14" style:family="paragraph" style:parent-style-name="Text_20_body" style:list-style-name="L1">
      <style:text-properties officeooo:rsid="00240020" officeooo:paragraph-rsid="00240020"/>
    </style:style>
    <style:style style:name="P15" style:family="paragraph" style:parent-style-name="Text_20_body" style:list-style-name="L1">
      <style:text-properties officeooo:rsid="00243261" officeooo:paragraph-rsid="00243261"/>
    </style:style>
    <style:style style:name="P16" style:family="paragraph" style:parent-style-name="Text_20_body" style:list-style-name="L1">
      <style:text-properties style:font-name="Liberation Sans" fo:font-weight="normal" officeooo:rsid="00243261" officeooo:paragraph-rsid="00243261" style:font-weight-asian="normal" style:font-weight-complex="normal"/>
    </style:style>
    <style:style style:name="P17" style:family="paragraph" style:parent-style-name="Text_20_body" style:list-style-name="L1">
      <style:text-properties officeooo:rsid="00251dfe" officeooo:paragraph-rsid="00251dfe"/>
    </style:style>
    <style:style style:name="P18" style:family="paragraph" style:parent-style-name="Text_20_body" style:list-style-name="L1">
      <style:text-properties officeooo:rsid="002619fb" officeooo:paragraph-rsid="002619fb"/>
    </style:style>
    <style:style style:name="P19" style:family="paragraph" style:parent-style-name="Text_20_body" style:list-style-name="L1">
      <style:text-properties officeooo:rsid="002a782f" officeooo:paragraph-rsid="002a782f"/>
    </style:style>
    <style:style style:name="P20" style:family="paragraph" style:parent-style-name="Text_20_body" style:list-style-name="L1">
      <style:text-properties officeooo:rsid="0028c18b" officeooo:paragraph-rsid="0028c18b"/>
    </style:style>
    <style:style style:name="P21" style:family="paragraph" style:parent-style-name="Text_20_body" style:list-style-name="L1">
      <style:text-properties officeooo:rsid="002e2a76" officeooo:paragraph-rsid="0033555b"/>
    </style:style>
    <style:style style:name="T1" style:family="text">
      <style:text-properties fo:font-size="10pt" officeooo:rsid="0014cbb5" style:font-size-asian="10pt" style:font-size-complex="10pt"/>
    </style:style>
    <style:style style:name="T2" style:family="text">
      <style:text-properties fo:font-size="10pt" officeooo:rsid="002b19cf" style:font-size-asian="10pt" style:font-size-complex="10pt"/>
    </style:style>
    <style:style style:name="T3" style:family="text">
      <style:text-properties fo:font-size="10pt" officeooo:rsid="002e2a76" style:font-size-asian="10pt" style:font-size-complex="10pt"/>
    </style:style>
    <style:style style:name="T4" style:family="text">
      <style:text-properties officeooo:rsid="0014cbb5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7pt" officeooo:rsid="0014cbb5" style:font-size-asian="7pt" style:font-size-complex="7pt"/>
    </style:style>
    <style:style style:name="T7" style:family="text">
      <style:text-properties officeooo:rsid="0018f236"/>
    </style:style>
    <style:style style:name="T8" style:family="text">
      <style:text-properties style:font-name="LM Mono 8" fo:font-weight="bold" style:font-weight-asian="bold" style:font-weight-complex="bold"/>
    </style:style>
    <style:style style:name="T9" style:family="text">
      <style:text-properties style:font-name="LM Mono 8" fo:font-weight="bold" officeooo:rsid="0018f236" style:font-weight-asian="bold" style:font-weight-complex="bold"/>
    </style:style>
    <style:style style:name="T10" style:family="text">
      <style:text-properties officeooo:rsid="00243261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28d76" style:font-weight-asian="bold" style:font-weight-complex="bold"/>
    </style:style>
    <style:style style:name="T13" style:family="text">
      <style:text-properties fo:font-weight="bold" officeooo:rsid="0033555b" style:font-weight-asian="bold" style:font-weight-complex="bold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weight="normal" officeooo:rsid="0021d47a" style:font-weight-asian="normal" style:font-weight-complex="normal"/>
    </style:style>
    <style:style style:name="T16" style:family="text">
      <style:text-properties fo:font-weight="normal" officeooo:rsid="00228d76" style:font-weight-asian="normal" style:font-weight-complex="normal"/>
    </style:style>
    <style:style style:name="T17" style:family="text">
      <style:text-properties fo:font-weight="normal" officeooo:rsid="0033555b" style:font-weight-asian="normal" style:font-weight-complex="normal"/>
    </style:style>
    <style:style style:name="T18" style:family="text">
      <style:text-properties style:font-name="LM Mono 8" fo:font-weight="bold" officeooo:rsid="00228d76" style:font-weight-asian="bold" style:font-weight-complex="bold"/>
    </style:style>
    <style:style style:name="T19" style:family="text">
      <style:text-properties style:font-name="LM Mono 8" fo:font-weight="bold" officeooo:rsid="0033555b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hecklist <text:span text:style-name="T7">0</text:span>2<text:span text:style-name="T7">a</text:span></text:p>
      <text:p text:style-name="P2"><text:span text:style-name="T7">See also: </text:span><text:span text:style-name="T8">https://github.com/UI-FASILKOM-OS/SysProg/tree/master/CheckList/</text:span><text:span text:style-name="T9">02</text:span></text:p>
      <text:list xml:id="list753266780" text:style-name="L1">
        <text:list-header>
          <text:p text:style-name="P4"/>
        </text:list-header>
        <text:list-item>
          <text:p text:style-name="P21"><text:span text:style-name="T11">Do Checklist 01a</text:span><text:span text:style-name="T15">, </text:span><text:span text:style-name="T16">then enter directory “</text:span><text:span text:style-name="T18">0</text:span><text:span text:style-name="T19">2/</text:span><text:span text:style-name="T16">”.</text:span></text:p>
        </text:list-item>
        <text:list-item>
          <text:p text:style-name="P4">Which editor to user? <text:s/>(<text:span text:style-name="T11">vi?</text:span>)</text:p>
        </text:list-item>
        <text:list-item>
          <text:p text:style-name="P5">Super User (<text:span text:style-name="T14">be careful</text:span>!)</text:p>
          <text:list>
            <text:list-item>
              <text:p text:style-name="P6">sudo su -</text:p>
            </text:list-item>
          </text:list>
        </text:list-item>
        <text:list-item>
          <text:p text:style-name="P13">Does the C-compiler work?</text:p>
          <text:list>
            <text:list-item>
              <text:p text:style-name="P14">enter folder 02</text:p>
            </text:list-item>
            <text:list-item>
              <text:p text:style-name="P14">make</text:p>
            </text:list-item>
          </text:list>
        </text:list-item>
        <text:list-item>
          <text:p text:style-name="P15">List the directory</text:p>
          <text:list>
            <text:list-item>
              <text:p text:style-name="P7">ls -al</text:p>
            </text:list-item>
            <text:list-item>
              <text:p text:style-name="P16">Compare access mode between file “<text:span text:style-name="T8">test1.c</text:span>” and “<text:span text:style-name="T8">test1</text:span>”.</text:p>
            </text:list-item>
          </text:list>
        </text:list-item>
        <text:list-item>
          <text:p text:style-name="P14">Run Test</text:p>
        </text:list-item>
      </text:list>
      <text:list xml:id="list2393505242" text:style-name="L2">
        <text:list-item>
          <text:list>
            <text:list-item>
              <text:p text:style-name="P8">time ./test1</text:p>
            </text:list-item>
          </text:list>
        </text:list-item>
      </text:list>
      <text:list xml:id="list2747987523" text:style-name="L3">
        <text:list-item>
          <text:list>
            <text:list-item>
              <text:p text:style-name="P9">time ./test<text:span text:style-name="T10">2</text:span></text:p>
            </text:list-item>
          </text:list>
        </text:list-item>
      </text:list>
      <text:list xml:id="list102904730228572" text:continue-list="list753266780" text:style-name="L1">
        <text:list-item>
          <text:p text:style-name="P17">Make symbolic link “<text:span text:style-name="T8">sltest2</text:span>” of file “<text:span text:style-name="T8">test2</text:span>”</text:p>
        </text:list-item>
      </text:list>
      <text:list xml:id="list2890301073" text:style-name="L4">
        <text:list-item>
          <text:list>
            <text:list-item>
              <text:p text:style-name="P10">ln -s test2 sltest2 </text:p>
            </text:list-item>
          </text:list>
        </text:list-item>
      </text:list>
      <text:list xml:id="list102903431637381" text:continue-list="list102904730228572" text:style-name="L1">
        <text:list-item>
          <text:p text:style-name="P18">List the directory</text:p>
          <text:list>
            <text:list-item>
              <text:p text:style-name="P11">ls -al</text:p>
            </text:list-item>
          </text:list>
        </text:list-item>
        <text:list-item>
          <text:p text:style-name="P18">Try to execute sltest2</text:p>
          <text:list>
            <text:list-item>
              <text:p text:style-name="P11">time ./sltest2</text:p>
            </text:list-item>
          </text:list>
        </text:list-item>
        <text:list-item>
          <text:p text:style-name="P19">Try <text:span text:style-name="T8">test3</text:span> and <text:span text:style-name="T8">test4</text:span></text:p>
        </text:list-item>
        <text:list-item>
          <text:p text:style-name="P20">Try to read “<text:span text:style-name="T8">chmod</text:span>” manual and then run “<text:span text:style-name="T8">chmod</text:span>”</text:p>
          <text:list>
            <text:list-item>
              <text:p text:style-name="P12">man chmod</text:p>
            </text:list-item>
            <text:list-item>
              <text:p text:style-name="P12">chmod 777 test2</text:p>
            </text:list-item>
            <text:list-item>
              <text:p text:style-name="P12">ls -al</text:p>
            </text:list-item>
            <text:list-item>
              <text:p text:style-name="P12">chmod 750 test2</text:p>
            </text:list-item>
            <text:list-item>
              <text:p text:style-name="P12">ls -al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M Mono 8" svg:font-family="'LM Mono 8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justify" style:justify-single-word="false"/>
      <style:text-properties fo:font-size="8pt" officeooo:paragraph-rsid="0014cbb5" style:font-size-asian="8pt" style:font-size-complex="8pt"/>
    </style:style>
    <style:style style:name="MT1" style:family="text">
      <style:text-properties fo:font-size="10pt" officeooo:rsid="0014cbb5" style:font-size-asian="10pt" style:font-size-complex="10pt"/>
    </style:style>
    <style:style style:name="MT2" style:family="text">
      <style:text-properties officeooo:rsid="0014cbb5"/>
    </style:style>
    <style:style style:name="MT3" style:family="text">
      <style:text-properties fo:font-size="7pt" style:font-size-asian="7pt" style:font-size-complex="7pt"/>
    </style:style>
    <style:style style:name="MT4" style:family="text">
      <style:text-properties fo:font-size="7pt" officeooo:rsid="0014cbb5" style:font-size-asian="7pt" style:font-size-complex="7pt"/>
    </style:style>
    <style:style style:name="MT5" style:family="text">
      <style:text-properties fo:font-size="10pt" officeooo:rsid="002e2a76" style:font-size-asian="10pt" style:font-size-complex="10pt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(c) 2019 Rahmat M. Samik-Ibrahim.</text:span><text:span text:style-name="MT2"> </text:span><text:span text:style-name="MT3">You are free to share, copy and redistribute the material of this site in any medium or format for any purpose, even commercially. <text:s/>Please give appropriate credit, provide a link to the page, <text:s/>and indicate if changes were made. You may do so in any reasonable manner. You should not apply legal terms or technological measures, <text:s/>that legally restrict others from doing anything that is </text:span><text:span text:style-name="MT4">permitted</text:span><text:span text:style-name="MT3"> here.</text:span> <text:s text:c="67"/><text:span text:style-name="MT1">(Ver 0</text:span><text:span text:style-name="MT5">2</text:span><text:span text:style-name="MT1"> -- 1</text:span><text:span text:style-name="MT5">6</text:span><text:span text:style-name="MT1">-Sep-2019 --Page </text:span><text:span text:style-name="MT1"><text:page-number text:select-page="current">1</text:page-number></text:span><text:span text:style-name="MT1"><text:s text:c="2"/>/ <text:s/></text:span><text:span text:style-name="MT1"><text:page-number text:select-page="current">1</text:page-number></text:span><text:span text:style-name="MT1">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16T10:28:57.886804895</dc:date>
    <meta:editing-duration>PT3H1M14S</meta:editing-duration>
    <meta:editing-cycles>29</meta:editing-cycles>
    <meta:document-statistic meta:table-count="0" meta:image-count="0" meta:object-count="0" meta:page-count="1" meta:paragraph-count="29" meta:word-count="205" meta:character-count="1171" meta:non-whitespace-character-count="948"/>
  </office:meta>
</office:document-meta>
</file>